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2337fe"/>
    </style:style>
    <style:style style:name="T1" style:family="text">
      <style:text-properties officeooo:rsid="001eaf7d"/>
    </style:style>
    <style:style style:name="T2" style:family="text">
      <style:text-properties officeooo:rsid="001efb32"/>
    </style:style>
    <style:style style:name="T3" style:family="text">
      <style:text-properties officeooo:rsid="0020e669"/>
    </style:style>
    <style:style style:name="T4" style:family="text">
      <style:text-properties officeooo:rsid="00213fe7"/>
    </style:style>
    <style:style style:name="T5" style:family="text">
      <style:text-properties officeooo:rsid="002337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</text:p>
      <text:p text:style-name="Standard"/>
      <text:p text:style-name="Standard"/>
      <text:p text:style-name="Standard">Initialisation : matrice 8*8 + position de départ</text:p>
      <text:p text:style-name="Standard"/>
      <text:p text:style-name="Standard">typedef enum {vide,blanc,noire,possible,le_plus} pion;</text:p>
      <text:p text:style-name="Standard"/>
      <text:p text:style-name="Standard"/>
      <text:p text:style-name="Standard">fonctions :</text:p>
      <text:p text:style-name="Standard"/>
      <text:p text:style-name="Standard">-retournemant du pion/changement de couleur :W <text:span text:style-name="T1">validé</text:span></text:p>
      <text:p text:style-name="Standard"/>
      <text:p text:style-name="Standard">- vérification de pla<text:span text:style-name="T1">cement</text:span> de pion: Al/<text:span text:style-name="T5">Wa/Mu</text:span> <text:span text:style-name="T1">validé</text:span></text:p>
      <text:p text:style-name="Standard"/>
      <text:p text:style-name="Standard">- verification de fin de jeux : <text:span text:style-name="T1">Al validé</text:span></text:p>
      <text:p text:style-name="Standard"/>
      <text:p text:style-name="Standard">- score : Mu validé</text:p>
      <text:p text:style-name="Standard"/>
      <text:p text:style-name="Standard">- gestion de nom joueur : <text:span text:style-name="T5">Mu validé</text:span></text:p>
      <text:p text:style-name="Standard"/>
      <text:p text:style-name="Standard">-gestion de la sauvegarde dans un fichier : Mu</text:p>
      <text:p text:style-name="Standard"/>
      <text:p text:style-name="Standard">-passage de tours j1/j2 : <text:span text:style-name="T5">Mu validé</text:span></text:p>
      <text:p text:style-name="Standard"/>
      <text:p text:style-name="P1"><text:span text:style-name="T5">-coup qui raporte le plus : M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do nicolai</meta:initial-creator>
    <meta:creation-date>2015-11-16T15:00:05</meta:creation-date>
    <dc:date>2015-12-09T11:14:26</dc:date>
    <meta:editing-duration>PT3H36M49S</meta:editing-duration>
    <meta:editing-cycles>9</meta:editing-cycles>
    <meta:generator>LibreOffice/3.6$Linux_X86_64 LibreOffice_project/360m1$Build-2</meta:generator>
    <dc:creator>murdo nicolai</dc:creator>
    <meta:document-statistic meta:table-count="0" meta:image-count="0" meta:object-count="0" meta:page-count="1" meta:paragraph-count="12" meta:word-count="75" meta:character-count="431" meta:non-whitespace-character-count="368"/>
  </office:meta>
</office:document-meta>
</file>